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78000000438A8437FBA7E0C1CD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cm" svg:stroke-color="#1c1c1c" draw:marker-start-width="0.47cm" draw:marker-end-width="0.47cm" draw:fill-color="#ffffff" draw:textarea-horizontal-align="justify" draw:textarea-vertical-align="middle" draw:auto-grow-height="false" fo:min-height="0.458cm" fo:min-width="0.208cm" fo:padding-top="0.165cm" fo:padding-bottom="0.165cm" fo:padding-left="0.29cm" fo:padding-right="0.29cm"/>
    </style:style>
    <style:style style:name="gr3" style:family="graphic" style:parent-style-name="standard">
      <style:graphic-properties svg:stroke-width="0.08cm" svg:stroke-color="#1c1c1c" draw:marker-start-width="0.47cm" draw:marker-end-width="0.47cm" draw:fill-color="#ffffff" draw:textarea-horizontal-align="justify" draw:textarea-vertical-align="middle" draw:auto-grow-height="false" fo:min-height="0.378cm" fo:min-width="0.128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1c1c1c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1c1c1c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0.79cm" svg:height="28.569cm" svg:x="0cm" svg:y="0.001cm">
          <draw:image xlink:href="Pictures/100002010000078000000438A8437FBA7E0C1CD5.png" xlink:type="simple" xlink:show="embed" xlink:actuate="onLoad">
            <text:p/>
          </draw:image>
        </draw:frame>
        <draw:custom-shape draw:style-name="gr2" draw:text-style-name="P2" draw:layer="layout" svg:width="1cm" svg:height="1cm" svg:x="21.3cm" svg:y="1.47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21.3cm" svg:y="8.47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27.4cm" svg:y="17.959cm">
          <text:p text:style-name="P1"><text:span text:style-name="T1">3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33.6cm" svg:y="1.57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33.6cm" svg:y="11.174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17.6cm" svg:y="18cm">
          <text:p text:style-name="P1"><text:span text:style-name="T1">3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28.5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 Lucas</meta:initial-creator>
    <meta:creation-date>2021-03-05T10:16:10.599902439</meta:creation-date>
    <dc:date>2021-04-19T11:34:59.319962362</dc:date>
    <dc:creator>Philipp Lucas</dc:creator>
    <meta:editing-duration>PT1M34S</meta:editing-duration>
    <meta:editing-cycles>2</meta:editing-cycles>
    <meta:generator>LibreOffice/6.0.7.3$Linux_X86_64 LibreOffice_project/00m0$Build-3</meta:generator>
    <meta:document-statistic meta:object-count="7"/>
  </office:meta>
</office:document-meta>
</file>